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86d" officeooo:paragraph-rsid="0016686d"/>
    </style:style>
    <style:style style:name="P2" style:family="paragraph" style:parent-style-name="Standard">
      <style:text-properties officeooo:rsid="00176fbf" officeooo:paragraph-rsid="00176fbf"/>
    </style:style>
    <style:style style:name="P3" style:family="paragraph" style:parent-style-name="Standard">
      <style:text-properties officeooo:rsid="001872ed" officeooo:paragraph-rsid="001872ed"/>
    </style:style>
    <style:style style:name="P4" style:family="paragraph" style:parent-style-name="Standard">
      <style:text-properties officeooo:rsid="00192ed7" officeooo:paragraph-rsid="00192ed7"/>
    </style:style>
    <style:style style:name="P5" style:family="paragraph" style:parent-style-name="Standard">
      <style:text-properties officeooo:rsid="001b02e8" officeooo:paragraph-rsid="001b02e8"/>
    </style:style>
    <style:style style:name="P6" style:family="paragraph" style:parent-style-name="Standard">
      <style:text-properties officeooo:rsid="001cc421" officeooo:paragraph-rsid="001cc421"/>
    </style:style>
    <style:style style:name="P7" style:family="paragraph" style:parent-style-name="Standard">
      <style:text-properties officeooo:rsid="001ec2d6" officeooo:paragraph-rsid="001ec2d6"/>
    </style:style>
    <style:style style:name="P8" style:family="paragraph" style:parent-style-name="Standard">
      <style:text-properties officeooo:rsid="001f70d2" officeooo:paragraph-rsid="001f70d2"/>
    </style:style>
    <style:style style:name="P9" style:family="paragraph" style:parent-style-name="Standard">
      <style:text-properties officeooo:rsid="0024370b" officeooo:paragraph-rsid="0024370b"/>
    </style:style>
    <style:style style:name="P10" style:family="paragraph" style:parent-style-name="Standard">
      <style:paragraph-properties fo:break-before="page"/>
      <style:text-properties fo:color="#c9211e" loext:opacity="100%" fo:font-size="24pt" style:text-underline-style="solid" style:text-underline-width="auto" style:text-underline-color="font-color" fo:font-weight="bold" officeooo:rsid="0016686d" officeooo:paragraph-rsid="00192ed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break-before="page"/>
      <style:text-properties fo:color="#c9211e" loext:opacity="100%" fo:font-size="24pt" style:text-underline-style="solid" style:text-underline-width="auto" style:text-underline-color="font-color" fo:font-weight="bold" officeooo:rsid="0016686d" officeooo:paragraph-rsid="00176fbf" style:font-size-asian="24pt" style:font-weight-asian="bold" style:font-size-complex="24pt" style:font-weight-complex="bold"/>
    </style:style>
    <style:style style:name="P12" style:family="paragraph" style:parent-style-name="Standard">
      <style:text-properties officeooo:rsid="00192ed7" officeooo:paragraph-rsid="00192ed7"/>
    </style:style>
    <style:style style:name="P13" style:family="paragraph" style:parent-style-name="Standard">
      <style:text-properties officeooo:rsid="00192ed7" officeooo:paragraph-rsid="003671e3"/>
    </style:style>
    <style:style style:name="P14" style:family="paragraph" style:parent-style-name="Standard">
      <style:text-properties officeooo:rsid="00192ed7" officeooo:paragraph-rsid="0038d1b7"/>
    </style:style>
    <style:style style:name="P15" style:family="paragraph" style:parent-style-name="Standard">
      <style:text-properties officeooo:rsid="00176fbf" officeooo:paragraph-rsid="00176fbf"/>
    </style:style>
    <style:style style:name="P16" style:family="paragraph" style:parent-style-name="Standard">
      <style:text-properties officeooo:rsid="00176fbf" officeooo:paragraph-rsid="003754be"/>
    </style:style>
    <style:style style:name="P17" style:family="paragraph" style:parent-style-name="Standard">
      <style:text-properties officeooo:rsid="0038d1b7" officeooo:paragraph-rsid="0038d1b7"/>
    </style:style>
    <style:style style:name="P18" style:family="paragraph" style:parent-style-name="Standard">
      <style:text-properties officeooo:rsid="001872ed" officeooo:paragraph-rsid="001872ed"/>
    </style:style>
    <style:style style:name="P19" style:family="paragraph" style:parent-style-name="Standard">
      <style:text-properties officeooo:rsid="003dc71b" officeooo:paragraph-rsid="003dc71b"/>
    </style:style>
    <style:style style:name="P20" style:family="paragraph" style:parent-style-name="Standard">
      <style:text-properties fo:color="#ff4000" loext:opacity="100%" fo:font-size="16pt" style:text-underline-style="solid" style:text-underline-width="auto" style:text-underline-color="font-color" fo:font-weight="bold" officeooo:rsid="003dc71b" officeooo:paragraph-rsid="003dc71b" style:font-size-asian="16pt" style:font-weight-asian="bold" style:font-size-complex="16pt" style:font-weight-complex="bold"/>
    </style:style>
    <style:style style:name="T1" style:family="text">
      <style:text-properties officeooo:rsid="00176fbf"/>
    </style:style>
    <style:style style:name="T2" style:family="text">
      <style:text-properties officeooo:rsid="001872ed"/>
    </style:style>
    <style:style style:name="T3" style:family="text">
      <style:text-properties officeooo:rsid="00192ed7"/>
    </style:style>
    <style:style style:name="T4" style:family="text">
      <style:text-properties officeooo:rsid="001b02e8"/>
    </style:style>
    <style:style style:name="T5" style:family="text">
      <style:text-properties officeooo:rsid="001cc421"/>
    </style:style>
    <style:style style:name="T6" style:family="text">
      <style:text-properties officeooo:rsid="001ec2d6"/>
    </style:style>
    <style:style style:name="T7" style:family="text">
      <style:text-properties officeooo:rsid="001f70d2"/>
    </style:style>
    <style:style style:name="T8" style:family="text">
      <style:text-properties officeooo:rsid="00209bc5"/>
    </style:style>
    <style:style style:name="T9" style:family="text">
      <style:text-properties officeooo:rsid="00228c7e"/>
    </style:style>
    <style:style style:name="T10" style:family="text">
      <style:text-properties officeooo:rsid="0024370b"/>
    </style:style>
    <style:style style:name="T11" style:family="text">
      <style:text-properties style:font-name="DejaVu Sans Mono" fo:font-size="10.5pt" style:font-size-asian="10.5pt" style:font-size-complex="10.5pt"/>
    </style:style>
    <style:style style:name="T12" style:family="text">
      <style:text-properties fo:color="#c9211e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f70d2" style:font-style-asian="italic" style:font-weight-asian="bold" style:font-style-complex="italic" style:font-weight-complex="bold"/>
    </style:style>
    <style:style style:name="T18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ff8000" loext:opacity="100%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00a933" loext:opacity="100%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800080" loext:opacity="100%" style:text-underline-style="solid" style:text-underline-width="auto" style:text-underline-color="font-color" fo:font-weight="bold" officeooo:rsid="0016686d" style:font-weight-asian="bold" style:font-weight-complex="bold"/>
    </style:style>
    <style:style style:name="T23" style:family="text">
      <style:text-properties fo:color="#acb20c" loext:opacity="100%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acb20c" loext:opacity="100%" style:text-underline-style="solid" style:text-underline-width="auto" style:text-underline-color="font-color" fo:font-weight="bold" officeooo:rsid="00228c7e" style:font-weight-asian="bold" style:font-weight-complex="bold"/>
    </style:style>
    <style:style style:name="T25" style:family="text">
      <style:text-properties fo:color="#acb20c" loext:opacity="100%" style:text-underline-style="solid" style:text-underline-width="auto" style:text-underline-color="font-color" fo:font-weight="bold" officeooo:rsid="00176fbf" style:font-weight-asian="bold" style:font-weight-complex="bold"/>
    </style:style>
    <style:style style:name="T26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5983b0" loext:opacity="100%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a7074b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5eb91e" loext:opacity="100%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color="#a1467e" loext:opacity="100%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ea7500" loext:opacity="100%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50938a" loext:opacity="100%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color="#355269" loext:opacity="100%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color="#ff6d6d" loext:opacity="100%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officeooo:rsid="003754be"/>
    </style:style>
    <style:style style:name="T36" style:family="text">
      <style:text-properties officeooo:rsid="0038d1b7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38d1b7"/>
    </style:style>
    <style:style style:name="T39" style:family="text">
      <style:text-properties officeooo:rsid="003a7052"/>
    </style:style>
    <style:style style:name="T40" style:family="text">
      <style:text-properties fo:color="#ff4000" loext:opacity="100%" officeooo:rsid="003a7052"/>
    </style:style>
    <style:style style:name="T41" style:family="text">
      <style:text-properties officeooo:rsid="003eb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Util-O-Rama</text:span> <text:span text:style-name="T35">0.</text:span>4.1α Release Notes</text:p>
      <text:p text:style-name="P1"/>
      <text:p text:style-name="P1"><text:span text:style-name="T16">Util-O-Rama</text:span> is a suite of utilities written to manipulate sequence files for <text:span text:style-name="T15">Light-O-Rama Showtime</text:span> version 4.x and <text:span text:style-name="T15">xLights</text:span>.</text:p>
      <text:p text:style-name="P8"><text:span text:style-name="T15">Util-O-Rama</text:span> is Charity-Ware. <text:s/>Most of the utilities and features will work for free for anyone. <text:s/>However by making a donation of $25 or more to the xLights development team, or to any animal-related charity, I will provide you with a registration code to enable extra features. <text:s/>Animal charities may be for pets or wild animals and also includes nature reserves. <text:s/>Examples include ASPCA, Humane Society, your local animal shelter, Save the Whales, Audubon society, and the Nature Conservancy. <text:s/>Sorry, <text:span text:style-name="T8">h</text:span>uman related charities do not count. <text:s/>Send me a copy of the receipt with any sensitive details blacked out and I will send you a registration code. <text:s/>Do not block out your name, the date, the amount, or the name of the charity.</text:p>
      <text:p text:style-name="P1"/>
      <text:p text:style-name="P1"><text:span text:style-name="T17">Util-O-Rama</text:span> consists of the following <text:span text:style-name="T7">programs:</text:span></text:p>
      <text:p text:style-name="P1"/>
      <text:p text:style-name="P1"><text:span text:style-name="T18">Split-O-Rama</text:span>: <text:s/>Allows you to split a <text:span text:style-name="T7">Light-O-Rama Showtime </text:span>S4 sequence. <text:s/>It creates a new sequence from your source sequence containing only the channels you specify. <text:s/>You can save the list of specified channels so that you may split multiple source sequences the same way.</text:p>
      <text:p text:style-name="P1"/>
      <text:p text:style-name="P1"><text:span text:style-name="T19">Merge-O-Rama</text:span>: Allows you to merge some or all channels from 2 different source sequences into a new sequence. <text:s/>Again, it allows you to save the list of selected channels.</text:p>
      <text:p text:style-name="P1"/>
      <text:p text:style-name="P1"><text:span text:style-name="T20">Map-O-Rama</text:span>: So say you add a couple channels, or rename some, or re-arrange them in the tracks. <text:s/>The original intended use of Map-O-Rama allows you to remap old sequences and copy all effects to your new layout. <text:s/><text:span text:style-name="T35">This includes remapping the channels from a shared or downloaded sequence which may have a vastly different layout.</text:span> <text:s/>But it’s pretty versatile about remapping channels so you may find other uses.</text:p>
      <text:p text:style-name="P1"/>
      <text:p text:style-name="P1"><text:span text:style-name="T21">Vamp-O-Rama</text:span> (aka Vamperizer): Uses the Vamp plugins to create effects and timing tracks for both Light-O-Rama and xLights sequences. <text:s/>The Vamp-O-Rama program <text:span text:style-name="T39">performs</text:span> a lot of post processing on the output f<text:span text:style-name="T39">rom</text:span> the Vamp plugins to label, <text:span text:style-name="T8">scale, </text:span>and align the exact times and values.</text:p>
      <text:p text:style-name="P1"/>
      <text:p text:style-name="P1"><text:span text:style-name="T23">Chan</text:span><text:span text:style-name="T24">n</text:span><text:span text:style-name="T25">el</text:span><text:span text:style-name="T23">-O-Rama</text:span>: <text:span text:style-name="T1">A database for your AC and DC controller channels. <text:s/></text:span><text:span text:style-name="T35">Not really meant for</text:span><text:span text:style-name="T1"> pixels </text:span><text:span text:style-name="T35">but can be used for them too</text:span><text:span text:style-name="T1">.</text:span></text:p>
      <text:p text:style-name="P1"/>
      <text:p text:style-name="P2"><text:span text:style-name="T26">Compare-O-Rama</text:span>: Compares channel names and <text:span text:style-name="T35">output addresses</text:span> between the Channel-O-Rama database, a Light-O-Rama sequence <text:span text:style-name="T4">and Visualizer </text:span><text:span text:style-name="T35">file</text:span> and your xLights layout, reporting any discrepancies or mismatches.</text:p>
      <text:p text:style-name="P2"/>
      <text:p text:style-name="P2"><text:span text:style-name="T27">Dim-O-Rama</text:span>: Allows you to scale the brightness of selected channels in your LOR sequence, make sure they are either <text:span text:style-name="T9">fully </text:span>on or off (no dimming), or to make sure they stay on or off for a minimum amount of time. <text:s/><text:span text:style-name="T9">Useful for non-conventional lights, projectors, and motorized channels.</text:span></text:p>
      <text:p text:style-name="P2"/>
      <text:p text:style-name="P2"><text:span text:style-name="T28">Flip-O-Rama</text:span>: Similar in function to <text:span text:style-name="T15">Bob O’s clipboard flipper</text:span>. <text:s/><text:span text:style-name="T8">Used to ‘flip’ or reverse a bunch of channels in a clipboard file by order and/or time.</text:span> <text:s/>But will flip either clipboard files or selected channels in a sequence. <text:s/><text:span text:style-name="T36">Unlike Bob O’s, it can flip non-contiguous channels.</text:span></text:p>
      <text:p text:style-name="P2"/>
      <text:p text:style-name="P2"><text:span text:style-name="T29">RGB-O-Rama</text:span>: Global search-and-replace function for RGB colors.</text:p>
      <text:p text:style-name="P2"><text:soft-page-break/></text:p>
      <text:p text:style-name="P2"><text:span text:style-name="T30">Sparkle-O-Rama</text:span>: Generates random fades and sparkle effects for selected groups of AC, DC, and RGB <text:s/>channels.</text:p>
      <text:p text:style-name="P2"/>
      <text:p text:style-name="P2"><text:span text:style-name="T31">Time-O-Rama</text:span>: Converts Showtime timing grids and/or channels into xLights timing tracks and vise-versa.</text:p>
      <text:p text:style-name="P2"/>
      <text:p text:style-name="P2"><text:span text:style-name="T33">InfO-Rama</text:span>: compiles reports, <text:span text:style-name="T36">checks for errors,</text:span> and generates statistics about Showtime sequences.</text:p>
      <text:p text:style-name="P2"/>
      <text:p text:style-name="P9"><text:span text:style-name="T34">Sort-O-Rama</text:span> and <text:span text:style-name="T34">xSort</text:span>: [Future, planned] Sorts the channels in your Showtime and xLights sequences by name or channel number. <text:s/>It only does this within the file’s raw channel data and does NOT affect the order they display in when using Showtime or xLights. <text:s/>(It does not modify track, group, or layout orders) <text:s/>This is intended to help people who manually edit or search the XML in their sequence files.</text:p>
      <text:p text:style-name="P9"/>
      <text:p text:style-name="P9"><text:span text:style-name="T32">Group-O-Rama</text:span>: [Future, planned] automatically creates channel groups based on certain criteria. <text:s/>Example, grouping channels by controller and output number, <text:span text:style-name="T39">or by color, or by keywords in their name</text:span>.</text:p>
      <text:p text:style-name="P2"/>
      <text:p text:style-name="P8"><text:span text:style-name="T14">Util-O-Rama</text:span> supports Light-O-Rama Showtime version 4.x. <text:s/>It does NOT support versions 5.x and higher. <text:s/>The version 5 file format is drastically different, not everything in the files is obvious what it is for, and none of it is documented. <text:s/>I have asked Light-O-Rama several times for information about the version 5 file format and even offered to sign a non-disclosure agreement and they have <text:span text:style-name="T8">not replied and</text:span> completely ignored me. <text:s/><text:span text:style-name="T8">So for now at least, support for version 5 and higher is not planned unless and until I can get proper documentation about the file format.</text:span></text:p>
      <text:p text:style-name="P2"/>
      <text:p text:style-name="P2"/>
      <text:p text:style-name="P10">Usage:</text:p>
      <text:p text:style-name="P4"/>
      <text:p text:style-name="P13"><text:span text:style-name="T22">Vamp-O-Rama</text:span>: <text:span text:style-name="T40">Important Note</text:span><text:span text:style-name="T39">:</text:span> as a prerequisite, the 64-bit Sonic An<text:span text:style-name="T36">notato</text:span>r<text:span text:style-name="T38">1</text:span> and the 64-bit Vamp plugins (ALL of them preferably, the Queen Mary ones at minimum) must be properly installed and working.</text:p>
      <text:p text:style-name="P4">Start by selecting your audio file. <text:s/>For even better results, consider splitting your audio files into stems using Spleeter, Xtrax, RipX, SpectralLayers or any such utility. <text:s/><text:span text:style-name="T6">Many of the Vamp plugins work better when analyzing individual instrument files.</text:span></text:p>
      <text:p text:style-name="P14">Next select which Vamps to run and the options including how the channels and/or timing marks will be labeled and aligned. <text:s/>Once the options are set to your desire, click the Analyze button. <text:s/>Analyzing can take several minutes. <text:s/>When it is done you may save the information into a single or individual xLights timing files which you can then import into your sequence in xLights. <text:s/>Likewise you may save the results to a Showtime sequence. <text:s/>You can use Split, Merge, and Map-O-Rama utilities to integrate that information into your <text:span text:style-name="T39">other</text:span> sequences.</text:p>
      <text:p text:style-name="P14"/>
      <text:p text:style-name="P17"><text:span text:style-name="T37">1</text:span> <text:a xlink:type="simple" xlink:href="https://vamp-plugins.org/sonic-annotator" text:style-name="Internet_20_link" text:visited-style-name="Visited_20_Internet_20_Link">https://vamp-plugins.org/sonic-annotator</text:a></text:p>
      <text:p text:style-name="P14"/>
      <text:p text:style-name="P14"><text:span text:style-name="T4">Split-O-Rama: Select a source sequence. <text:s/>Select the channels you want to export </text:span><text:span text:style-name="T6">t</text:span><text:span text:style-name="T4">hen </text:span><text:span text:style-name="T6">save</text:span><text:span text:style-name="T4"> them to a new sequence! <text:s/>You may also save the list of selected channels to a .chlist file to be re-used for splitting more sequences.</text:span></text:p>
      <text:p text:style-name="P5"/>
      <text:p text:style-name="P5">Merge-O-Rama: <text:s/>Pick your first sequence. <text:s/>Pick your second sequence. <text:s/>Choose a filename and location to save the new sequence which is a combination of the first two.</text:p>
      <text:p text:style-name="P5"/>
      <text:p text:style-name="P5">Map-O-Rama: Pick your source file. <text:s/>This is the OLD sequence which may be missing channels, have them in the wrong order, assigned to the wrong outputs, or whatever. <text:s/>Pick your master file. <text:s/>This is the NEW sequence that has all the channels the way you want them. <text:s/>Choose a channel from the source sequence, and another from the master sequence and click the Map button. <text:s/>You may map a source channel to more than one master channel (but you cannot map more than one source channel to a master channel). <text:s/><text:span text:style-name="T5">Once you have finished mapping channels, you may export all the effects from the source sequence to the channels in a new sequence with the same layout of your master file. <text:s/>You may save your list of mappings to a .chmap file in order to remap multiple sequences.</text:span></text:p>
      <text:p text:style-name="P5"/>
      <text:p text:style-name="P6">Channel-O-Rama: Pretty self explanatory I think. <text:s/>Channels are organized in a hierarchy by Universe, Controller, and output number.</text:p>
      <text:p text:style-name="P6"/>
      <text:p text:style-name="P6">Compare-O-Rama: Choose a showtime sequence and/or an xLights sequence and or a Visualizer file, and your Channel database. <text:s/>It will compare all the names and give you a list of which ones don’t match up. <text:s/>Where possible, it will also compare universe and channel numbers and colors. <text:s/>Note that it is valid to match an actual channel to a group and vise-versa so plan your naming accordingly.</text:p>
      <text:p text:style-name="P6"/>
      <text:p text:style-name="P6">Time-O-Rama: Select a Showtime sequence and Time-O-Rama can export the timing grids to xLights timing files which you can then import into your xLights sequences. <text:s/>It can also export a Showtime channel into an xLights timing file. <text:s/><text:span text:style-name="T6">It can take an xLights timing file and create a timing grid for Showtime but currently you must manually edit the sequence file to insert it.</text:span></text:p>
      <text:p text:style-name="P6"/>
      <text:p text:style-name="P7">InfO-Rama. <text:s/>Pick a sequence. <text:s/>Get a report. <text:s/>Still looking for suggestions on what issues to check for and what information to report.</text:p>
      <text:p text:style-name="P7"><text:soft-page-break/></text:p>
      <text:p text:style-name="P11">Known Issues:</text:p>
      <text:p text:style-name="P2"/>
      <text:p text:style-name="P2"><text:span text:style-name="T13">All Utilities</text:span>: <text:span text:style-name="T2">Support for Cosmic Color Ribbons and devices other than AC/DC and DMX is spotty. <text:s/>No support for input pups or sub-sequences. <text:s/>Support for loops and animations is spotty. <text:s/>Several utilities such as Map and Merge have a fuzzy matching skill for channel names. <text:s/>Ability to turn it on or off, and to review and correct its matches is spotty.</text:span></text:p>
      <text:p text:style-name="P5">Because of the possibility of corrupting an important sequence, none of the Util-O-Rama programs will currently allow you to overwrite an existing file. <text:s/>This will eventually be changed once deemed reliable.</text:p>
      <text:p text:style-name="P2"/>
      <text:p text:style-name="P16"><text:span text:style-name="T22">Vamp-O-Rama</text:span>: <text:span text:style-name="T3">This is a hugely complicated program which still has a lot of issues but is usable.</text:span> <text:s/><text:span text:style-name="T3">N</text:span>ot all Vamp plugins work correctly, some may not work at all. <text:s/>I think all the Queen Mary ones do as well as s<text:span text:style-name="T9">everal</text:span> third party ones. <text:s/>Some features are incomplete. <text:s/><text:span text:style-name="T3">It often has issues with the step size setting and it is supposed to automatically detect and correct for that. <text:s/>It does not do so consistently and you may need to manually specify the step size based on error messages in the output window. <text:s/></text:span><text:span text:style-name="T4">There is an option for outputting the note names in Unicode which works except that both Showtime and xLights have trouble digesting it. <text:s/>So don’t use that option.</text:span></text:p>
      <text:p text:style-name="P5">When submitting bug reports, depending on the bug, it may be useful to include some of the temporary files generated as related to the bug. <text:s/>They can be found in <text:span text:style-name="T11">C:\Users\YourName\AppData\Local\Temp\UtilORama\VampORama</text:span></text:p>
      <text:p text:style-name="P2"/>
      <text:p text:style-name="P2">Split-O-Rama: Working OK to the best of my knowledge, <text:span text:style-name="T2">other than issues listed above under “All Utilities”.</text:span></text:p>
      <text:p text:style-name="P2"/>
      <text:p text:style-name="P3">Merge-O-Rama: Working OK to the best of my knowledge other than issues listed above under “All Utilities”. <text:s/>This includes <text:span text:style-name="T9">the above </text:span>issues with fuzzy name matching.</text:p>
      <text:p text:style-name="P3"/>
      <text:p text:style-name="P3">Map-O-Rama: <text:span text:style-name="T9">Mostly usable but s</text:span>ometimes does not recognize and/or duplicates beat tracks. <text:s/>Map and Unmap buttons do not always enable/disable themselves at appropriate times. <text:s/><text:span text:style-name="T9">Does not correctly highlight mapped channels under certain situations.</text:span> <text:s/><text:span text:style-name="T8">Has</text:span> issues listed above under “All Utilities” including issues with fuzzy name matching.</text:p>
      <text:p text:style-name="P3"/>
      <text:p text:style-name="P3">Channel-O-Rama: Think this is working OK <text:span text:style-name="T5">but note that it only lists DMX universes and not LOR unit numbers </text:span><text:span text:style-name="T8">(b</text:span><text:span text:style-name="T5">ut you can still use it for LOR unit numbers</text:span><text:span text:style-name="T8">)</text:span><text:span text:style-name="T5">. <text:s/>Needs an option to change the labeling </text:span><text:span text:style-name="T8">accordingly</text:span><text:span text:style-name="T5">.</text:span></text:p>
      <text:p text:style-name="P3"/>
      <text:p text:style-name="P3">Compare-O-Rama: <text:s/><text:span text:style-name="T8">Does not distinguish between actual channels, and groups – intentionally. <text:s/></text:span><text:span text:style-name="T9">But this can cause it to misreport matches and mismatches. <text:s/>Still looking for a work-around.</text:span></text:p>
      <text:p text:style-name="P3"/>
      <text:p text:style-name="P3">Dim-O-Rama: Still under development. <text:s/>Does not work at all, yet.</text:p>
      <text:p text:style-name="P3"/>
      <text:p text:style-name="P3">RGB-O-Rama: Broken due other changes in the code. <text:s/>Does not work at all currently. <text:s/><text:span text:style-name="T9">Will be fixed soon.</text:span></text:p>
      <text:p text:style-name="P3"/>
      <text:p text:style-name="P3">Sparkle-O-Rama: Broken due other changes in the code. <text:s/>Does not work at all currently. <text:s/>Once the code changes get fixed, many of the options are not finished and currently do nothing or have no effect. <text:s/><text:span text:style-name="T10">Many more cool tricks and ways to generate and control effects are planned.</text:span></text:p>
      <text:p text:style-name="P3"/>
      <text:p text:style-name="P3"><text:soft-page-break/>Flip-O-Rama: Still under development.</text:p>
      <text:p text:style-name="P3"/>
      <text:p text:style-name="P3">InfO-Rama: Information is incomplete and occasionally inaccurate. <text:s/>Still looking for suggestions on what issues to test for and what information to report on. <text:s/><text:span text:style-name="T8">Mostly it is now checking for known issues caused by known bugs in the Util-O-Rama programs.</text:span></text:p>
      <text:p text:style-name="P3"/>
      <text:p text:style-name="P4">Time-O-Rama: Working I think. <text:s/>More controls and options are planned. <text:s/><text:span text:style-name="T5">Exports and imports only from xLights timing files (imported or exported from xLights) and does not directly write to or modify xLights sequences, yet. <text:s/></text:span><text:span text:style-name="T6">Converts xLights timing files into a file which must be manually edited into a Showtime sequence using Notepad (or better yet, Notepad++). <text:s/>Pay attention to the SaveID field of the timing grids! <text:s/>They will need to be manually </text:span><text:span text:style-name="T9">adjusted</text:span><text:span text:style-name="T6">. <text:s/>Plans are for Time-O-Rama to do this automatically.</text:span></text:p>
      <text:p text:style-name="P3"/>
      <text:p text:style-name="P3"/>
      <text:p text:style-name="P20">Open Source:</text:p>
      <text:p text:style-name="P19">The Util-O-Rama suite is open source under a GPL 3 license. <text:s/>The repository is at <text:a xlink:type="simple" xlink:href="https://github.com/DoctorWiz/Util-O-Rama4" text:style-name="Internet_20_link" text:visited-style-name="Visited_20_Internet_20_Link">https://github.com/DoctorWiz/Util-O-Rama4</text:a></text:p>
      <text:p text:style-name="P19"/>
      <text:p text:style-name="P19">Util-O-Rama is written in C# .Net 6.0, and WinForms using Visual Studio 2022 Community Edition which you can get for free here: <text:a xlink:type="simple" xlink:href="https://visualstudio.microsoft.com/vs/community/" text:style-name="Internet_20_link" text:visited-style-name="Visited_20_Internet_20_Link">https://visualstudio.microsoft.com/vs/community/</text:a></text:p>
      <text:p text:style-name="P19"/>
      <text:p text:style-name="P19">You may be able to use Visual Studio Code instead, I’m not sure, I haven’t tried it since VS Community is free. <text:s/>You can get Visual Studio Code at <text:a xlink:type="simple" xlink:href="https://code.visualstudio.com/" text:style-name="Internet_20_link" text:visited-style-name="Visited_20_Internet_20_Link">https://code.visualstudio.com/</text:a></text:p>
      <text:p text:style-name="P19"/>
      <text:p text:style-name="P19">Util-O-Rama uses several of the SyncFusion controls for WinForms. <text:s/><text:span text:style-name="T41">They offer a free ‘community’ license for open source projects. <text:s/>You can get it here: </text:span><text:a xlink:type="simple" xlink:href="https://www.syncfusion.com/products/communitylicense" text:style-name="Internet_20_link" text:visited-style-name="Visited_20_Internet_20_Link"><text:span text:style-name="T41">https://www.syncfusion.com/products/communitylicense</text:span></text:a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21:25:19.644000000</meta:creation-date>
    <dc:date>2022-05-06T20:34:07.506000000</dc:date>
    <meta:editing-duration>PT22M14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6" meta:paragraph-count="52" meta:word-count="1948" meta:character-count="12145" meta:non-whitespace-character-count="10152"/>
  </office:meta>
</office:document-meta>
</file>